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1">
      <style:text-properties officeooo:paragraph-rsid="0015a01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o de Requisitos - "AJUDANTE" de Restaurantes (Help.me)</text:h>
      <text:h text:style-name="Heading_20_2" text:outline-level="2">1. Introdução</text:h>
      <text:p text:style-name="Text_20_body">O projeto "AJUDANTE" de Restaurantes (Help.me), desenvolvido pela TrentorSystems LTDA,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</text:h>
      <text:list xml:id="list3339732656" text:style-name="L3">
        <text:list-item>
          <text:p text:style-name="P8">O sistema deve permitir o cadastro, edição e exclusão de mesas, atribuindo a cada uma um identificador único.</text:p>
        </text:list-item>
        <text:list-item>
          <text:p text:style-name="P8">Deve ser possível visualizar o status atual de cada mesa (livre, ocupada, reservada) e registrar alterações conforme necessário.</text:p>
        </text:list-item>
        <text:list-item>
          <text:p text:style-name="P8">Deve haver uma funcionalidade para acompanhar o histórico de ocupação de cada mesa, registrando horários de início e término das ocupações.</text:p>
        </text:list-item>
        <text:list-item>
          <text:p text:style-name="P8">Cada mesa deve ter uma comanda associada, que pode ser aberta ou fechada.</text:p>
        </text:list-item>
        <text:list-item>
          <text:p text:style-name="P8">As comandas abertas devem permitir que os pedidos sejam adicionados, removidos e modificados conforme necessário.</text:p>
        </text:list-item>
        <text:list-item>
          <text:p text:style-name="P7">O sistema deve permitir o fechamento de uma comanda, calculando automaticamente o valor total com base nos itens pedidos.</text:p>
        </text:list-item>
      </text:list>
      <text:h text:style-name="Heading_20_3" text:outline-level="3">2.2 Gerenciamento de Cardápios</text:h>
      <text:list xml:id="list3328550031" text:style-name="L4">
        <text:list-item>
          <text:p text:style-name="P10">Deve ser possível cadastrar categorias de menu e associar pratos a cada categoria.</text:p>
        </text:list-item>
        <text:list-item>
          <text:p text:style-name="P10">Os pratos devem conter informações detalhadas, como nome, descrição, preço e imagem ilustrativa.</text:p>
        </text:list-item>
        <text:list-item>
          <text:p text:style-name="P9">Deve ser possível editar e excluir pratos, bem como adicionar novos pratos ao cardápio conforme necessário.</text:p>
        </text:list-item>
      </text:list>
      <text:h text:style-name="Heading_20_3" text:outline-level="3">2.3 Gerenciamento de Pedidos</text:h>
      <text:list xml:id="list228467320" text:style-name="L5">
        <text:list-item>
          <text:p text:style-name="P12">Os garçons devem poder registrar pedidos associados às mesas de forma rápida e intuitiva.</text:p>
        </text:list-item>
        <text:list-item>
          <text:p text:style-name="P12">Deve ser possível adicionar, remover e modificar itens em um pedido antes que ele seja enviado para a cozinha.</text:p>
        </text:list-item>
        <text:list-item>
          <text:p text:style-name="P11">O sistema deve permitir o acompanhamento em tempo real do status dos pedidos, indicando quando estão em preparo, prontos para servir ou já servidos.</text:p>
        </text:list-item>
      </text:list>
      <text:h text:style-name="Heading_20_3" text:outline-level="3">2.4 Gerenciamento de Garçons e Funcionários</text:h>
      <text:list xml:id="list3859584431" text:style-name="L6">
        <text:list-item>
          <text:p text:style-name="P14">Deve ser possível cadastrar e gerenciar informações de garçons e outros funcionários do <text:soft-page-break/>restaurante.</text:p>
        </text:list-item>
        <text:list-item>
          <text:p text:style-name="P14">Os garçons devem ter um registro de desempenho, incluindo o cálculo automático da porcentagem das vendas.</text:p>
        </text:list-item>
        <text:list-item>
          <text:p text:style-name="P13">O sistema deve permitir a atribuição de mesas e pedidos a garçons específicos para fins de rastreamento e avaliação de desempenho.</text:p>
        </text:list-item>
      </text:list>
      <text:h text:style-name="Heading_20_3" text:outline-level="3">2.5 Controle de Cupons de Desconto</text:h>
      <text:list xml:id="list4243800632" text:style-name="L7">
        <text:list-item>
          <text:p text:style-name="P16">Deve ser possível criar, gerenciar e aplicar cupons de desconto para clientes cadastrados no sistema.</text:p>
        </text:list-item>
        <text:list-item>
          <text:p text:style-name="P15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453342960" text:style-name="L8">
        <text:list-item>
          <text:p text:style-name="P18">O sistema deve integrar-se a uma API de gerenciamento de estoque para sincronizar informações sobre produtos e estoque disponível.</text:p>
        </text:list-item>
        <text:list-item>
          <text:p text:style-name="P17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1545781289" text:style-name="L9">
        <text:list-item>
          <text:p text:style-name="P20">O sistema deve ser altamente responsivo, garantindo tempos de resposta rápidos mesmo em períodos de pico de uso.</text:p>
        </text:list-item>
        <text:list-item>
          <text:p text:style-name="P19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2024132626" text:style-name="L10">
        <text:list-item>
          <text:p text:style-name="P22">O sistema deve garantir a segurança dos dados do restaurante e dos clientes, incluindo medidas de criptografia e proteção contra ataques cibernéticos.</text:p>
        </text:list-item>
        <text:list-item>
          <text:p text:style-name="P21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2526715662" text:style-name="L11">
        <text:list-item>
          <text:p text:style-name="P24">A interface do usuário deve ser intuitiva e amigável, com navegação simplificada e feedback claro para as ações realizadas.</text:p>
        </text:list-item>
        <text:list-item>
          <text:p text:style-name="P23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2548519096" text:style-name="L12">
        <text:list-item>
          <text:p text:style-name="P26">O código-fonte deve seguir as melhores práticas de desenvolvimento, incluindo modularidade, coesão e baixo acoplamento.</text:p>
        </text:list-item>
        <text:list-item>
          <text:p text:style-name="P25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<text:soft-page-break/>3.5 Integração com Webhooks</text:h>
      <text:list xml:id="list1320135017" text:style-name="L13">
        <text:list-item>
          <text:p text:style-name="P28">Deve ser implementada uma integração com Webhooks para permitir a comunicação e sincronização de dados com outras APIs, como o sistema de gerenciamento de estoque.</text:p>
        </text:list-item>
        <text:list-item>
          <text:p text:style-name="P27">Os Webhooks devem ser configuráveis e flexíveis, permitindo a troca de informações em tempo real e a automatização de processos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20:27:05.433996147</dc:date>
    <meta:editing-duration>PT9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5" meta:word-count="656" meta:character-count="4269" meta:non-whitespace-character-count="3687"/>
  </office:meta>
</office:document-meta>
</file>